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JJACK</text:p>
          </table:table-cell>
          <table:table-cell table:style-name="ce1" office:value-type="string" calcext:value-type="string">
            <text:p>User Stories</text:p>
          </table:table-cell>
          <table:table-cell table:style-name="ce1" office:value-type="string" calcext:value-type="string">
            <text:p>Test 1 </text:p>
          </table:table-cell>
          <table:table-cell table:style-name="ce1" office:value-type="string" calcext:value-type="string">
            <text:p>Test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 and post and even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in and change user nam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ve user name and passwo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port User 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w who is logged i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user names to start new cha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arch online user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nd offline messag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ay out offline memb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 chatrooms from main lobby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nd messages with time stamp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m blocker/ block butt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nge text colo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ange font siz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font sty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 setting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ther users see font change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fault font button changes font bac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fanity filter optio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ltiple chat room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ivate chat/messagin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serting image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able/Enable URL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pload documen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0:12:52.880929000</meta:creation-date>
    <dc:date>2015-02-23T10:32:04.688342000</dc:date>
    <meta:editing-duration>PT19M11S</meta:editing-duration>
    <meta:editing-cycles>2</meta:editing-cycles>
    <meta:generator>LibreOffice/4.3.4.1$MacOSX_X86_64 LibreOffice_project/bc356b2f991740509f321d70e4512a6a54c5f243</meta:generator>
    <meta:document-statistic meta:table-count="1" meta:cell-count="52" meta:object-count="0"/>
  </office:meta>
</office:document-meta>
</file>